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379DD5FFFAE4D7F0E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67cm" fo:min-width="7.5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c9211e" draw:marker-start-width="0.321cm" draw:marker-end-width="0.321cm" svg:stroke-opacity="50%" draw:fill="none" draw:fill-color="#ffffd7" draw:opacity="100%" draw:textarea-horizontal-align="justify" draw:textarea-vertical-align="middle" draw:auto-grow-height="false" fo:min-height="0.202cm" fo:min-width="0.30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6" style:family="graphic" style:parent-style-name="standard">
      <style:graphic-properties draw:stroke="solid" svg:stroke-width="0.081cm" svg:stroke-color="#c9211e" draw:marker-start-width="0.321cm" draw:marker-end-width="0.321cm" svg:stroke-opacity="50%" draw:fill="none" draw:fill-color="#ffffd7" draw:opacity="100%" draw:textarea-horizontal-align="justify" draw:textarea-vertical-align="middle" draw:auto-grow-height="false" fo:min-height="0.378cm" fo:min-width="0.658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50938a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42cm" fo:min-width="1.67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standard">
      <style:graphic-properties svg:stroke-width="0.081cm" svg:stroke-color="#50938a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418cm" fo:min-width="2.67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421cm" fo:min-width="1.17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417cm" fo:min-width="2.17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421cm" fo:min-width="0.17cm" fo:padding-top="0.165cm" fo:padding-bottom="0.165cm" fo:padding-left="0.29cm" fo:padding-right="0.29cm"/>
    </style:style>
    <style:style style:name="gr13" style:family="graphic" style:parent-style-name="standard">
      <style:graphic-properties draw:fill="none" draw:textarea-vertical-align="middle" draw:auto-grow-height="false" fo:min-height="0.936cm" fo:min-width="0cm"/>
    </style:style>
    <style:style style:name="gr14" style:family="graphic" style:parent-style-name="standard">
      <style:graphic-properties svg:stroke-width="0.081cm" svg:stroke-color="#b85c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42cm" fo:min-width="3.52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77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27622" draw:marker-start-width="0.321cm" draw:marker-end-width="0.321cm" svg:stroke-opacity="50%" draw:fill="none" draw:fill-color="#ffffd7" draw:opacity="100%" draw:textarea-horizontal-align="justify" draw:textarea-vertical-align="middle" draw:auto-grow-height="false" fo:min-height="0.202cm" fo:min-width="0.128cm" fo:padding-top="0.165cm" fo:padding-bottom="0.165cm" fo:padding-left="0.29cm" fo:padding-right="0.29cm"/>
    </style:style>
    <style:style style:name="gr17" style:family="graphic" style:parent-style-name="objectwithoutfill">
      <style:graphic-properties svg:stroke-color="#127622" draw:fill="none" draw:textarea-vertical-align="middle"/>
    </style:style>
    <style:style style:name="gr18" style:family="graphic" style:parent-style-name="standard">
      <style:graphic-properties draw:stroke="solid" svg:stroke-width="0.081cm" svg:stroke-color="#ff8000" draw:marker-start-width="0.321cm" draw:marker-end-width="0.321cm" svg:stroke-opacity="50%" draw:fill="none" draw:fill-color="#ffffd7" draw:opacity="100%" draw:textarea-horizontal-align="justify" draw:textarea-vertical-align="middle" draw:auto-grow-height="false" fo:min-height="0.202cm" fo:min-width="0.30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808080" fo:min-height="0.949cm"/>
      <style:paragraph-properties style:writing-mode="lr-tb"/>
    </style:style>
    <style:style style:name="gr20" style:family="graphic" style:parent-style-name="objectwithoutfill">
      <style:graphic-properties svg:stroke-color="#ff8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4" style:family="paragraph">
      <loext:graphic-properties draw:fill="none" draw:fill-color="#ffffd7" draw:opacity="10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c9211e" fo:font-size="12pt"/>
    </style:style>
    <style:style style:name="P7" style:family="paragraph">
      <style:text-properties fo:color="#50938a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50938a" fo:font-size="12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10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2a6099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2a6099" fo:font-size="12pt" style:font-size-asian="18pt" style:font-size-complex="18pt"/>
    </style:style>
    <style:style style:name="P14" style:family="paragraph">
      <style:text-properties fo:color="#b85c00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color="#b85c00" fo:font-size="12pt" style:font-size-asian="18pt" style:font-size-complex="18pt"/>
    </style:style>
    <style:style style:name="P16" style:family="paragraph">
      <style:text-properties fo:color="#127622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color="#127622" fo:font-size="12pt" style:font-size-asian="18pt" style:font-size-complex="18pt"/>
    </style:style>
    <style:style style:name="P18" style:family="paragraph">
      <style:text-properties fo:color="#ff8000" style:font-size-asian="18pt" style:font-size-complex="18pt"/>
    </style:style>
    <style:style style:name="P19" style:family="paragraph">
      <loext:graphic-properties draw:fill="none" draw:fill-color="#808080"/>
      <style:paragraph-properties style:writing-mode="lr-tb"/>
      <style:text-properties fo:color="#ff8000" fo:font-size="12pt" style:font-size-asian="18pt" style:font-size-complex="18pt"/>
    </style:style>
    <style:style style:name="T1" style:family="text">
      <style:text-properties fo:color="#ffbf00" fo:font-size="12pt"/>
    </style:style>
    <style:style style:name="T2" style:family="text">
      <style:text-properties fo:color="#c9211e" fo:font-size="12pt"/>
    </style:style>
    <style:style style:name="T3" style:family="text">
      <style:text-properties fo:color="#c9211e" fo:font-size="10pt" style:font-size-asian="18pt" style:font-size-complex="18pt"/>
    </style:style>
    <style:style style:name="T4" style:family="text">
      <style:text-properties fo:color="#50938a" fo:font-size="12pt" style:font-size-asian="18pt" style:font-size-complex="18pt"/>
    </style:style>
    <style:style style:name="T5" style:family="text">
      <style:text-properties fo:color="#00a933" fo:font-size="12pt"/>
    </style:style>
    <style:style style:name="T6" style:family="text">
      <style:text-properties fo:color="#800080" fo:font-size="12pt"/>
    </style:style>
    <style:style style:name="T7" style:family="text">
      <style:text-properties fo:color="#2a6099" fo:font-size="12pt" style:font-size-asian="18pt" style:font-size-complex="18pt"/>
    </style:style>
    <style:style style:name="T8" style:family="text">
      <style:text-properties fo:color="#b85c00" fo:font-size="12pt" style:font-size-asian="18pt" style:font-size-complex="18pt"/>
    </style:style>
    <style:style style:name="T9" style:family="text">
      <style:text-properties fo:color="#127622" fo:font-size="12pt" style:font-size-asian="18pt" style:font-size-complex="18pt"/>
    </style:style>
    <style:style style:name="T10" style:family="text">
      <style:text-properties fo:color="#ff8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164cm" svg:height="18.999cm" svg:x="8.381cm" svg:y="1.083cm">
          <draw:image xlink:href="Pictures/100000000000026800000379DD5FFFAE4D7F0EBE.png" xlink:type="simple" xlink:show="embed" xlink:actuate="onLoad" loext:mime-type="image/png">
            <text:p/>
          </draw:image>
        </draw:frame>
        <draw:custom-shape draw:style-name="gr2" draw:text-style-name="P2" draw:layer="layout" svg:width="8.1cm" svg:height="1cm" svg:x="8.9cm" svg:y="1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1.199cm" svg:x="3.75cm" svg:y="19.051cm">
          <draw:text-box>
            <text:p><text:span text:style-name="T1">&lt;etymaramaic-after&gt;</text:span></text:p>
          </draw:text-box>
        </draw:frame>
        <draw:custom-shape draw:style-name="gr4" draw:text-style-name="P4" draw:layer="layout" svg:width="1.25cm" svg:height="0.75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5.5cm" svg:height="3.095cm" svg:x="3.25cm" svg:y="1.655cm">
          <draw:text-box>
            <text:p text:style-name="P5"><text:span text:style-name="T2">&lt;language&gt;</text:span></text:p>
            <text:p text:style-name="P5"><text:span text:style-name="T3">Note: separator </text:span><text:span text:style-name="T3">"|" according to </text:span><text:span text:style-name="T3">position</text:span></text:p>
          </draw:text-box>
        </draw:frame>
        <draw:custom-shape draw:style-name="gr6" draw:text-style-name="P4" draw:layer="layout" svg:width="1.75cm" svg:height="1cm" svg:x="10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5cm" svg:height="0.75cm" draw:transform="skewX (-0.000872664625997165) rotate (-0.000872664625997355) translate (18.5cm 3.749cm)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cm" svg:height="0.75cm" svg:x="21.75cm" svg:y="3.5cm">
          <draw:text-box>
            <text:p text:style-name="P7"><text:span text:style-name="T4">&lt;</text:span><text:span text:style-name="T4">b</text:span><text:span text:style-name="T4">i</text:span><text:span text:style-name="T4">b</text:span><text:span text:style-name="T4">li</text:span><text:span text:style-name="T4">o</text:span><text:span text:style-name="T4">g</text:span><text:span text:style-name="T4">r</text:span><text:span text:style-name="T4">a</text:span><text:span text:style-name="T4">p</text:span><text:span text:style-name="T4">h</text:span><text:span text:style-name="T4">y</text:span><text:span text:style-name="T4">&gt;</text:span></text:p>
          </draw:text-box>
        </draw:frame>
        <draw:custom-shape draw:style-name="gr9" draw:text-style-name="P2" draw:layer="layout" svg:width="3.25cm" svg:height="0.748cm" draw:transform="skewX (-0.000872664625997165) rotate (-0.000872664625997355) translate (15.75cm 2.7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751cm" svg:height="0.751cm" draw:transform="skewX (-0.000872664625997165) rotate (-0.00104719755119678) translate (9.5cm 3.647cm)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5.75cm" svg:height="1.199cm" svg:x="7cm" svg:y="4.051cm">
          <draw:text-box>
            <text:p><text:span text:style-name="T5">&lt;gloss&gt;</text:span></text:p>
          </draw:text-box>
        </draw:frame>
        <draw:custom-shape draw:style-name="gr11" draw:text-style-name="P2" draw:layer="layout" svg:width="2.751cm" svg:height="0.747cm" draw:transform="skewX (-0.000872664625997165) rotate (-0.00104719755119678) translate (11.249cm 4.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5cm" svg:height="0.751cm" draw:transform="skewX (-0.000872664625997165) rotate (-0.000872664625997355) translate (8.9cm 3.6cm)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5.75cm" svg:height="0.75cm" svg:x="7cm" svg:y="3.5cm">
          <draw:text-box>
            <text:p><text:span text:style-name="T6">&lt;</text:span><text:span text:style-name="T6">s</text:span><text:span text:style-name="T6">t</text:span><text:span text:style-name="T6">e</text:span><text:span text:style-name="T6">m</text:span><text:span text:style-name="T6">&gt;</text:span></text:p>
          </draw:text-box>
        </draw:frame>
        <draw:custom-shape draw:style-name="gr12" draw:text-style-name="P2" draw:layer="layout" svg:width="0.75cm" svg:height="0.751cm" draw:transform="skewX (-0.000872664625997165) rotate (-0.000872664625997355) translate (10.75cm 4.49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25cm" svg:height="1.25cm" svg:x="7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3" draw:layer="layout" svg:width="5.75cm" svg:height="0.75cm" svg:x="3.5cm" svg:y="3.75cm">
          <draw:text-box>
            <text:p text:style-name="P12"><text:span text:style-name="T7">&lt;stemglosspair&gt;</text:span></text:p>
          </draw:text-box>
        </draw:frame>
        <draw:custom-shape draw:style-name="gr14" draw:text-style-name="P2" draw:layer="layout" svg:width="4.1cm" svg:height="0.75cm" svg:x="12.65cm" svg:y="2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5cm" svg:height="1.02cm" svg:x="15.75cm" svg:y="1.25cm">
          <draw:text-box>
            <text:p text:style-name="P14"><text:span text:style-name="T8">&lt;comment&gt;</text:span></text:p>
          </draw:text-box>
        </draw:frame>
        <draw:custom-shape draw:style-name="gr16" draw:text-style-name="P4" draw:layer="layout" svg:width="1cm" svg:height="0.75cm" svg:x="10.2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3.25cm" svg:height="1.199cm" svg:x="6cm" svg:y="0.551cm">
          <draw:text-box>
            <text:p text:style-name="P16"><text:span text:style-name="T9">&lt;preccoment&gt;</text:span></text:p>
          </draw:text-box>
        </draw:frame>
        <draw:line draw:style-name="gr17" draw:text-style-name="P11" draw:layer="layout" svg:x1="9cm" svg:y1="1.25cm" svg:x2="10.25cm" svg:y2="2cm">
          <text:p/>
        </draw:line>
        <draw:custom-shape draw:style-name="gr18" draw:text-style-name="P4" draw:layer="layout" svg:width="1.25cm" svg:height="0.75cm" svg:x="1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9" draw:layer="layout" svg:width="3cm" svg:height="1.199cm" svg:x="11.25cm" svg:y="0.551cm">
          <draw:text-box>
            <text:p text:style-name="P18"><text:span text:style-name="T10">&lt;form&gt;</text:span></text:p>
          </draw:text-box>
        </draw:frame>
        <draw:line draw:style-name="gr20" draw:text-style-name="P11" draw:layer="layout" svg:x1="12.25cm" svg:y1="1.25cm" svg:x2="12.25cm" svg:y2="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3T14:44:30.153284709</dc:date>
    <dc:creator>Florian Jäckel</dc:creator>
    <meta:editing-duration>PT17M57S</meta:editing-duration>
    <meta:editing-cycles>6</meta:editing-cycles>
    <meta:generator>LibreOffice/6.4.7.2$Linux_X86_64 LibreOffice_project/40$Build-2</meta:generator>
    <meta:document-statistic meta:object-count="25"/>
  </office:meta>
</office:document-meta>
</file>